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3134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0.4638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7862in"/>
    </style:style>
    <style:style style:name="co20" style:family="table-column">
      <style:table-column-properties fo:break-before="auto" style:column-width="0.4in"/>
    </style:style>
    <style:style style:name="co21" style:family="table-column">
      <style:table-column-properties fo:break-before="auto" style:column-width="0.9102in"/>
    </style:style>
    <style:style style:name="co22" style:family="table-column">
      <style:table-column-properties fo:break-before="auto" style:column-width="0.9217in"/>
    </style:style>
    <style:style style:name="co23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able-cell-properties fo:border-bottom="none" fo:border-left="none" fo:border-right="none" fo:border-top="0.74pt solid #000000"/>
    </style:style>
    <style:style style:name="ce56" style:family="table-cell" style:parent-style-name="Default">
      <style:table-cell-properties fo:border-bottom="0.74pt solid #000000" fo:border-left="none" fo:border-right="none" fo:border-top="none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>
      <style:text-properties style:use-window-font-color="true"/>
    </style:style>
    <style:style style:name="ce78" style:family="table-cell" style:parent-style-name="Default">
      <style:table-cell-properties fo:border-bottom="none" fo:border-left="none" fo:border-right="0.74pt solid #000000" fo:border-top="0.74pt solid #000000"/>
    </style:style>
    <style:style style:name="ce81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="0.06pt solid #000000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4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2" table:default-cell-style-name="ce47"/>
        <table:table-column table:style-name="co3" table:default-cell-style-name="Default"/>
        <table:table-column table:style-name="co1" table:default-cell-style-name="Default"/>
        <table:table-column table:style-name="co1" table:default-cell-style-name="ce47"/>
        <table:table-column table:style-name="co1" table:number-columns-repeated="2" table:default-cell-style-name="Default"/>
        <table:table-column table:style-name="co1" table:default-cell-style-name="ce47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3" table:number-rows-spanned="1">
            <text:p>Runtime (N=2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3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5)</text:p>
          </table:table-cell>
          <table:covered-table-cell table:style-name="ce67"/>
          <table:covered-table-cell table:style-name="ce4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style-name="ce47" office:value-type="float" office:value="2055.947" calcext:value-type="float">
            <text:p>2055.947</text:p>
          </table:table-cell>
          <table:table-cell table:style-name="ce47" office:value-type="float" office:value="7.56" calcext:value-type="float">
            <text:p>7.56</text:p>
          </table:table-cell>
          <table:table-cell office:value-type="string" calcext:value-type="string">
            <text:p>B</text:p>
          </table:table-cell>
          <table:table-cell table:style-name="ce47" office:value-type="float" office:value="5903.234" calcext:value-type="float">
            <text:p>5903.234</text:p>
          </table:table-cell>
          <table:table-cell table:style-name="ce47" office:value-type="float" office:value="201.293" calcext:value-type="float">
            <text:p>201.293</text:p>
          </table:table-cell>
          <table:table-cell office:value-type="string" calcext:value-type="string">
            <text:p>B</text:p>
          </table:table-cell>
          <table:table-cell table:style-name="ce47" office:value-type="float" office:value="7387.283" calcext:value-type="float">
            <text:p>7387.283</text:p>
          </table:table-cell>
          <table:table-cell table:style-name="ce47" office:value-type="float" office:value="363.698" calcext:value-type="float">
            <text:p>363.6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style-name="ce47" office:value-type="float" office:value="3530.153" calcext:value-type="float">
            <text:p>3530.153</text:p>
          </table:table-cell>
          <table:table-cell table:style-name="ce47" office:value-type="float" office:value="166.843" calcext:value-type="float">
            <text:p>166.843</text:p>
          </table:table-cell>
          <table:table-cell office:value-type="string" calcext:value-type="string">
            <text:p>B</text:p>
          </table:table-cell>
          <table:table-cell table:style-name="ce47" office:value-type="float" office:value="11072.622" calcext:value-type="float">
            <text:p>11072.622</text:p>
          </table:table-cell>
          <table:table-cell table:style-name="ce47" office:value-type="float" office:value="3089.444" calcext:value-type="float">
            <text:p>3089.444</text:p>
          </table:table-cell>
          <table:table-cell office:value-type="string" calcext:value-type="string">
            <text:p>B</text:p>
          </table:table-cell>
          <table:table-cell table:style-name="ce47" office:value-type="float" office:value="20577.837" calcext:value-type="float">
            <text:p>20577.837</text:p>
          </table:table-cell>
          <table:table-cell table:style-name="ce47" office:value-type="float" office:value="5022.427" calcext:value-type="float">
            <text:p>5022.42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style-name="ce47" office:value-type="float" office:value="1781.234" calcext:value-type="float">
            <text:p>1781.234</text:p>
          </table:table-cell>
          <table:table-cell table:style-name="ce47" office:value-type="float" office:value="34.38" calcext:value-type="float">
            <text:p>34.38</text:p>
          </table:table-cell>
          <table:table-cell office:value-type="string" calcext:value-type="string">
            <text:p>B</text:p>
          </table:table-cell>
          <table:table-cell table:style-name="ce47" office:value-type="float" office:value="7938.725" calcext:value-type="float">
            <text:p>7938.725</text:p>
          </table:table-cell>
          <table:table-cell table:style-name="ce47" office:value-type="float" office:value="606.844" calcext:value-type="float">
            <text:p>606.844</text:p>
          </table:table-cell>
          <table:table-cell office:value-type="string" calcext:value-type="string">
            <text:p>B</text:p>
          </table:table-cell>
          <table:table-cell table:style-name="ce47" office:value-type="float" office:value="14056.263" calcext:value-type="float">
            <text:p>14056.263</text:p>
          </table:table-cell>
          <table:table-cell table:style-name="ce47" office:value-type="float" office:value="1328.637" calcext:value-type="float">
            <text:p>1328.6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style-name="ce47" office:value-type="float" office:value="18401.462" calcext:value-type="float">
            <text:p>18401.462</text:p>
          </table:table-cell>
          <table:table-cell table:style-name="ce47" office:value-type="float" office:value="129.714" calcext:value-type="float">
            <text:p>129.714</text:p>
          </table:table-cell>
          <table:table-cell office:value-type="string" calcext:value-type="string">
            <text:p>B+Y</text:p>
          </table:table-cell>
          <table:table-cell table:style-name="ce47" office:value-type="float" office:value="406391.432" calcext:value-type="float">
            <text:p>406391.432</text:p>
          </table:table-cell>
          <table:table-cell table:style-name="ce47" office:value-type="float" office:value="3593.735" calcext:value-type="float">
            <text:p>3593.735</text:p>
          </table:table-cell>
          <table:table-cell office:value-type="string" calcext:value-type="string">
            <text:p>B+Y</text:p>
          </table:table-cell>
          <table:table-cell table:style-name="ce47" office:value-type="float" office:value="505096.754" calcext:value-type="float">
            <text:p>505096.754</text:p>
          </table:table-cell>
          <table:table-cell table:style-name="ce47" office:value-type="float" office:value="6723.065" calcext:value-type="float">
            <text:p>6723.0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style-name="ce47" office:value-type="float" office:value="2507.324" calcext:value-type="float">
            <text:p>2507.324</text:p>
          </table:table-cell>
          <table:table-cell table:style-name="ce47" office:value-type="float" office:value="15.676" calcext:value-type="float">
            <text:p>15.676</text:p>
          </table:table-cell>
          <table:table-cell office:value-type="string" calcext:value-type="string">
            <text:p>B+Y</text:p>
          </table:table-cell>
          <table:table-cell table:style-name="ce47" office:value-type="float" office:value="23898.254" calcext:value-type="float">
            <text:p>23898.254</text:p>
          </table:table-cell>
          <table:table-cell table:style-name="ce47" office:value-type="float" office:value="1141.252" calcext:value-type="float">
            <text:p>1141.252</text:p>
          </table:table-cell>
          <table:table-cell office:value-type="string" calcext:value-type="string">
            <text:p>B+Y</text:p>
          </table:table-cell>
          <table:table-cell table:style-name="ce47" office:value-type="float" office:value="37177.192" calcext:value-type="float">
            <text:p>37177.192</text:p>
          </table:table-cell>
          <table:table-cell table:style-name="ce47" office:value-type="float" office:value="1025" calcext:value-type="float">
            <text:p>102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3" table:number-rows-spanned="1">
            <text:p>Runtime (N=2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3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5)</text:p>
          </table:table-cell>
          <table:covered-table-cell table:style-name="ce67"/>
          <table:covered-table-cell table:style-name="ce4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style-name="ce47" table:number-columns-repeated="2"/>
          <table:table-cell/>
          <table:table-cell table:style-name="ce47" table:number-columns-repeated="2"/>
          <table:table-cell office:value-type="string" calcext:value-type="string">
            <text:p>B</text:p>
          </table:table-cell>
          <table:table-cell table:style-name="ce47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table:style-name="ce47" office:value-type="float" office:value="21392" calcext:value-type="float">
            <text:p>21392</text:p>
          </table:table-cell>
          <table:table-cell table:style-name="ce47" office:value-type="float" office:value="51.012" calcext:value-type="float">
            <text:p>51.012</text:p>
          </table:table-cell>
          <table:table-cell office:value-type="string" calcext:value-type="string">
            <text:p>Y+B</text:p>
          </table:table-cell>
          <table:table-cell table:style-name="ce47" office:value-type="float" office:value="322455.653" calcext:value-type="float">
            <text:p>322455.653</text:p>
          </table:table-cell>
          <table:table-cell table:style-name="ce47" office:value-type="float" office:value="1207.725" calcext:value-type="float">
            <text:p>1207.725</text:p>
          </table:table-cell>
          <table:table-cell office:value-type="string" calcext:value-type="string">
            <text:p>Y+B</text:p>
          </table:table-cell>
          <table:table-cell table:style-name="ce47" office:value-type="float" office:value="395684" calcext:value-type="float">
            <text:p>395684</text:p>
          </table:table-cell>
          <table:table-cell table:style-name="ce47" office:value-type="float" office:value="2283.507" calcext:value-type="float">
            <text:p>2283.5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office:value-type="float" office:value="31346" calcext:value-type="float">
            <text:p>31346</text:p>
          </table:table-cell>
          <table:table-cell table:style-name="ce47" office:value-type="float" office:value="6.4" calcext:value-type="float">
            <text:p>6.4</text:p>
          </table:table-cell>
          <table:table-cell office:value-type="string" calcext:value-type="string">
            <text:p>Y+B</text:p>
          </table:table-cell>
          <table:table-cell table:style-name="ce60" office:value-type="float" office:value="369607.683" calcext:value-type="float">
            <text:p>369607.683</text:p>
          </table:table-cell>
          <table:table-cell table:style-name="ce47" office:value-type="float" office:value="1801.978" calcext:value-type="float">
            <text:p>1801.978</text:p>
          </table:table-cell>
          <table:table-cell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139227" calcext:value-type="float">
            <text:p>139227</text:p>
          </table:table-cell>
          <table:table-cell table:style-name="ce47" office:value-type="float" office:value="41.442" calcext:value-type="float">
            <text:p>41.442</text:p>
          </table:table-cell>
          <table:table-cell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-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3" table:number-rows-spanned="1">
            <text:p>Runtime (N=2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3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5)</text:p>
          </table:table-cell>
          <table:covered-table-cell table:style-name="ce67"/>
          <table:covered-table-cell table:style-name="ce4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PrivaDA_DLap*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871.751" calcext:value-type="float">
            <text:p>1871.751</text:p>
          </table:table-cell>
          <table:table-cell office:value-type="float" office:value="3.784" calcext:value-type="float">
            <text:p>3.784</text:p>
          </table:table-cell>
          <table:table-cell table:style-name="Default" office:value-type="string" calcext:value-type="string">
            <text:p>B</text:p>
          </table:table-cell>
          <table:table-cell office:value-type="float" office:value="7679.123" calcext:value-type="float">
            <text:p>7679.123</text:p>
          </table:table-cell>
          <table:table-cell office:value-type="float" office:value="123.543" calcext:value-type="float">
            <text:p>123.543</text:p>
          </table:table-cell>
          <table:table-cell table:style-name="Default" office:value-type="string" calcext:value-type="string">
            <text:p>B</text:p>
          </table:table-cell>
          <table:table-cell office:value-type="float" office:value="15407.692" calcext:value-type="float">
            <text:p>15407.692</text:p>
          </table:table-cell>
          <table:table-cell office:value-type="float" office:value="523.323" calcext:value-type="float">
            <text:p>523.32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PrivaDA_DLap*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2013.342" calcext:value-type="float">
            <text:p>2013.342</text:p>
          </table:table-cell>
          <table:table-cell office:value-type="float" office:value="4.392" calcext:value-type="float">
            <text:p>4.392</text:p>
          </table:table-cell>
          <table:table-cell table:style-name="Default" office:value-type="string" calcext:value-type="string">
            <text:p>B</text:p>
          </table:table-cell>
          <table:table-cell office:value-type="float" office:value="7542.325" calcext:value-type="float">
            <text:p>7542.325</text:p>
          </table:table-cell>
          <table:table-cell office:value-type="float" office:value="128.324" calcext:value-type="float">
            <text:p>128.324</text:p>
          </table:table-cell>
          <table:table-cell table:style-name="Default" office:value-type="string" calcext:value-type="string">
            <text:p>B</text:p>
          </table:table-cell>
          <table:table-cell office:value-type="float" office:value="18715.237" calcext:value-type="float">
            <text:p>18715.237</text:p>
          </table:table-cell>
          <table:table-cell office:value-type="float" office:value="685.432" calcext:value-type="float">
            <text:p>685.432</text:p>
          </table:table-cell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DLaplace (naive)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4306.934" calcext:value-type="float">
            <text:p>14306.934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office:value-type="float" office:value="392045.998" calcext:value-type="float">
            <text:p>392045.998</text:p>
          </table:table-cell>
          <table:table-cell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office:value-type="float" office:value="472429.332" calcext:value-type="float">
            <text:p>472429.332</text:p>
          </table:table-cell>
          <table:table-cell office:value-type="float" office:value="82.265" calcext:value-type="float">
            <text:p>82.265</text:p>
          </table:table-cell>
          <table:table-cell table:number-columns-repeated="10"/>
        </table:table-row>
        <table:table-row table:style-name="ro1">
          <table:table-cell/>
          <table:table-cell table:style-name="ce52" office:value-type="string" calcext:value-type="string">
            <text:p>DLaplace (optimized)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677.261" calcext:value-type="float">
            <text:p>1677.261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office:value-type="float" office:value="10683.244" calcext:value-type="float">
            <text:p>10683.244</text:p>
          </table:table-cell>
          <table:table-cell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office:value-type="float" office:value="17953.727" calcext:value-type="float">
            <text:p>17953.727</text:p>
          </table:table-cell>
          <table:table-cell office:value-type="float" office:value="78.128" calcext:value-type="float">
            <text:p>78.128</text:p>
          </table:table-cell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DLaplace (naive)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Y+B</text:p>
          </table:table-cell>
          <table:table-cell table:style-name="ce55" office:value-type="float" office:value="80851.351" calcext:value-type="float">
            <text:p>80851.351</text:p>
          </table:table-cell>
          <table:table-cell table:style-name="ce55" office:value-type="float" office:value="6.432" calcext:value-type="float">
            <text:p>6.432</text:p>
          </table:table-cell>
          <table:table-cell table:number-columns-repeated="5" table:style-name="ce55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table:style-name="ce52" office:value-type="string" calcext:value-type="string">
            <text:p>DLaplace (optimized)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Y+B</text:p>
          </table:table-cell>
          <table:table-cell table:style-name="ce56" office:value-type="float" office:value="10787.643" calcext:value-type="float">
            <text:p>10787.643</text:p>
          </table:table-cell>
          <table:table-cell table:style-name="ce56" office:value-type="float" office:value="5.786" calcext:value-type="float">
            <text:p>5.786</text:p>
          </table:table-cell>
          <table:table-cell table:style-name="ce56" office:value-type="string" calcext:value-type="string">
            <text:p>B + Y</text:p>
          </table:table-cell>
          <table:table-cell table:style-name="ce56" office:value-type="float" office:value="90298.881" calcext:value-type="float">
            <text:p>90298.881</text:p>
          </table:table-cell>
          <table:table-cell table:style-name="ce56" office:value-type="float" office:value="130.677" calcext:value-type="float">
            <text:p>130.677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DLaplace (naive)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style-name="ce55" office:value-type="float" office:value="289426.052" calcext:value-type="float">
            <text:p>289426.052</text:p>
          </table:table-cell>
          <table:table-cell table:style-name="ce55" office:value-type="float" office:value="5.324" calcext:value-type="float">
            <text:p>5.324</text:p>
          </table:table-cell>
          <table:table-cell table:style-name="ce55" office:value-type="string" calcext:value-type="string">
            <text:p>B + Y</text:p>
          </table:table-cell>
          <table:table-cell table:number-columns-repeated="4" table:style-name="ce55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/>
          <table:table-cell table:style-name="ce52" office:value-type="string" calcext:value-type="string">
            <text:p>DLaplace (optimized)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style-name="ce56" office:value-type="float" office:value="39671.126" calcext:value-type="float">
            <text:p>39671.126</text:p>
          </table:table-cell>
          <table:table-cell table:style-name="ce56" office:value-type="float" office:value="4.224" calcext:value-type="float">
            <text:p>4.224</text:p>
          </table:table-cell>
          <table:table-cell table:style-name="ce56" office:value-type="string" calcext:value-type="string">
            <text:p>B + Y</text:p>
          </table:table-cell>
          <table:table-cell table:number-columns-repeated="4" table:style-name="ce56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3" table:number-rows-spanned="1">
            <text:p>Runtime (N=2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3)</text:p>
          </table:table-cell>
          <table:covered-table-cell table:style-name="ce67"/>
          <table:covered-table-cell table:style-name="ce47"/>
          <table:table-cell table:style-name="ce67" office:value-type="string" calcext:value-type="string" table:number-columns-spanned="3" table:number-rows-spanned="1">
            <text:p>Runtime (N=5)</text:p>
          </table:table-cell>
          <table:covered-table-cell table:style-name="ce67"/>
          <table:covered-table-cell table:style-name="ce4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DGau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number-columns-repeated="2"/>
          <table:table-cell table:style-name="Default" office:value-type="string" calcext:value-type="string">
            <text:p>B + Y</text:p>
          </table:table-cell>
          <table:table-cell table:number-columns-repeated="2"/>
          <table:table-cell table:style-name="Default" office:value-type="string" calcext:value-type="string">
            <text:p>B + Y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DGauss</text:p>
          </table:table-cell>
          <table:table-cell table:style-name="Default"/>
          <table:table-cell office:value-type="string" calcext:value-type="string">
            <text:p>Y+B</text:p>
          </table:table-cell>
          <table:table-cell table:number-columns-repeated="2"/>
          <table:table-cell table:style-name="Default" office:value-type="string" calcext:value-type="string">
            <text:p>B + Y</text:p>
          </table:table-cell>
          <table:table-cell table:number-columns-repeated="2"/>
          <table:table-cell table:style-name="Default" office:value-type="string" calcext:value-type="string">
            <text:p>B + Y</text:p>
          </table:table-cell>
          <table:table-cell table:number-columns-repeated="12"/>
        </table:table-row>
      </table:table>
      <table:table table:name="Sheet1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number-columns-repeated="2" table:default-cell-style-name="ce60"/>
        <table:table-column table:style-name="co20" table:number-columns-repeated="2" table:default-cell-style-name="ce60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number-columns-repeated="2" table:default-cell-style-name="ce60"/>
        <table:table-column table:style-name="co20" table:number-columns-repeated="2" table:default-cell-style-name="ce6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" table:default-cell-style-name="Default"/>
        <table:table-column table:style-name="co20" table:number-columns-repeated="4" table:default-cell-style-name="ce60"/>
        <table:table-column table:style-name="co20" table:number-columns-repeated="4" table:default-cell-style-name="Default"/>
        <table:table-column table:style-name="co20" table:number-columns-repeated="4" table:default-cell-style-name="ce60"/>
        <table:table-column table:style-name="co21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8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36"/>
          <table:table-cell/>
          <table:table-cell table:style-name="ce75" table:number-columns-spanned="4" table:number-rows-spanned="1"/>
          <table:covered-table-cell table:number-columns-repeated="3" table:style-name="ce147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36"/>
          <table:table-cell table:style-name="ce66" table:number-columns-spanned="4" table:number-rows-spanned="1"/>
          <table:covered-table-cell table:number-columns-repeated="3" table:style-name="ce128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36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37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7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8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8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8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8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36" office:value-type="string" calcext:value-type="string">
            <text:p>N=2</text:p>
          </table:table-cell>
          <table:table-cell table:style-name="ce136" office:value-type="string" calcext:value-type="string">
            <text:p>N=3</text:p>
          </table:table-cell>
          <table:table-cell table:style-name="ce136" office:value-type="string" calcext:value-type="string">
            <text:p>N=4</text:p>
          </table:table-cell>
          <table:table-cell table:style-name="ce136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36" office:value-type="string" calcext:value-type="string">
            <text:p>N=2</text:p>
          </table:table-cell>
          <table:table-cell table:style-name="ce136" office:value-type="string" calcext:value-type="string">
            <text:p>N=3</text:p>
          </table:table-cell>
          <table:table-cell table:style-name="ce136" office:value-type="string" calcext:value-type="string">
            <text:p>N=4</text:p>
          </table:table-cell>
          <table:table-cell table:style-name="ce136" office:value-type="string" calcext:value-type="string">
            <text:p>N=5</text:p>
          </table:table-cell>
          <table:table-cell/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36" office:value-type="string" calcext:value-type="string">
            <text:p>N=2</text:p>
          </table:table-cell>
          <table:table-cell table:style-name="ce136" office:value-type="string" calcext:value-type="string">
            <text:p>N=3</text:p>
          </table:table-cell>
          <table:table-cell table:style-name="ce136" office:value-type="string" calcext:value-type="string">
            <text:p>N=4</text:p>
          </table:table-cell>
          <table:table-cell table:style-name="ce136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36" office:value-type="string" calcext:value-type="string">
            <text:p>N=2</text:p>
          </table:table-cell>
          <table:table-cell table:style-name="ce136" office:value-type="string" calcext:value-type="string">
            <text:p>N=3</text:p>
          </table:table-cell>
          <table:table-cell table:style-name="ce136" office:value-type="string" calcext:value-type="string">
            <text:p>N=4</text:p>
          </table:table-cell>
          <table:table-cell table:style-name="ce136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3"/>
          <table:table-cell table:style-name="ce137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44"/>
          <table:table-cell table:style-name="ce147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style-name="ce152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36"/>
          <table:table-cell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3"/>
          <table:table-cell table:style-name="ce137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44"/>
          <table:table-cell table:style-name="ce147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style-name="ce152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36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9"/>
          <table:table-cell/>
          <table:table-cell table:style-name="ce133" table:number-columns-repeated="2"/>
          <table:table-cell table:style-name="ce137"/>
          <table:table-cell/>
          <table:table-cell table:style-name="ce144" table:number-columns-repeated="2"/>
          <table:table-cell table:style-name="ce147"/>
          <table:table-cell table:style-name="ce128" table:number-columns-repeated="3"/>
          <table:table-cell table:style-name="ce68"/>
          <table:table-cell/>
          <table:table-cell table:style-name="ce136" table:number-columns-repeated="2"/>
          <table:table-cell/>
          <table:table-cell table:style-name="ce129"/>
          <table:table-cell table:style-name="ce133" table:number-columns-repeated="3"/>
          <table:table-cell table:style-name="ce137"/>
          <table:table-cell table:style-name="ce144" table:number-columns-repeated="3"/>
          <table:table-cell table:style-name="ce147"/>
          <table:table-cell table:style-name="ce128" table:number-columns-repeated="3"/>
          <table:table-cell table:style-name="ce152"/>
          <table:table-cell table:style-name="ce136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9"/>
          <table:table-cell/>
          <table:table-cell table:style-name="ce133" table:number-columns-repeated="2"/>
          <table:table-cell table:style-name="ce137"/>
          <table:table-cell/>
          <table:table-cell table:style-name="ce144" table:number-columns-repeated="2"/>
          <table:table-cell table:style-name="ce147"/>
          <table:table-cell table:style-name="ce128" table:number-columns-repeated="3"/>
          <table:table-cell table:style-name="ce68"/>
          <table:table-cell/>
          <table:table-cell table:style-name="ce136" table:number-columns-repeated="2"/>
          <table:table-cell/>
          <table:table-cell table:style-name="ce129"/>
          <table:table-cell table:style-name="ce133" table:number-columns-repeated="3"/>
          <table:table-cell table:style-name="ce137"/>
          <table:table-cell table:style-name="ce144" table:number-columns-repeated="3"/>
          <table:table-cell table:style-name="ce147"/>
          <table:table-cell table:style-name="ce128" table:number-columns-repeated="3"/>
          <table:table-cell table:style-name="ce152"/>
          <table:table-cell table:style-name="ce136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9"/>
          <table:table-cell/>
          <table:table-cell table:style-name="ce133" table:number-columns-repeated="2"/>
          <table:table-cell table:style-name="ce137"/>
          <table:table-cell/>
          <table:table-cell table:style-name="ce144" table:number-columns-repeated="2"/>
          <table:table-cell table:style-name="ce147"/>
          <table:table-cell table:style-name="ce128" table:number-columns-repeated="3"/>
          <table:table-cell table:style-name="ce68"/>
          <table:table-cell/>
          <table:table-cell table:style-name="ce136" table:number-columns-repeated="2"/>
          <table:table-cell/>
          <table:table-cell table:style-name="ce129"/>
          <table:table-cell table:style-name="ce133" table:number-columns-repeated="3"/>
          <table:table-cell table:style-name="ce137"/>
          <table:table-cell table:style-name="ce144" table:number-columns-repeated="3"/>
          <table:table-cell table:style-name="ce147"/>
          <table:table-cell table:style-name="ce128" table:number-columns-repeated="3"/>
          <table:table-cell table:style-name="ce152"/>
          <table:table-cell table:style-name="ce136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3:14:19.787452435</dc:date>
    <meta:editing-duration>PT7H13M41S</meta:editing-duration>
    <meta:editing-cycles>144</meta:editing-cycles>
    <meta:generator>LibreOffice/7.3.7.2$Linux_X86_64 LibreOffice_project/30$Build-2</meta:generator>
    <meta:document-statistic meta:table-count="2" meta:cell-count="1161" meta:object-count="0"/>
  </office:meta>
</office:document-meta>
</file>